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Grande" svg:font-family="LucidaGrand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fo:text-align="start" style:justify-single-word="false" style:text-autospace="none"/>
      <style:text-properties fo:color="#141414" style:font-name="LucidaGrande" fo:font-size="11pt" style:font-name-asian="LucidaGrande" style:font-size-asian="11pt" style:font-name-complex="LucidaGrande" style:font-size-complex="11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width="14.101cm" svg:height="9.999cm" draw:z-index="0"><draw:object xlink:href="./Object 1" xlink:type="simple" xlink:show="embed" xlink:actuate="onLoad"/><draw:image xlink:href="./ObjectReplacements/Object 1" xlink:type="simple" xlink:show="embed" xlink:actuate="onLoad"/></draw:frame><text:a xlink:type="simple" xlink:href="http://localhost:8000/rep.ice/www/cyclenotes/2008/media/textbox.swf?embed&amp;media=123&amp;width=390&amp;height=80">Test</text:a></text:p>
      <text:p text:style-name="P1">http://localhost:8000/rep.ice/www/cyclenotes/2008/media/textbox.swf?embed&amp;media=123&amp;width=390&amp;height=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on Chandler</meta:initial-creator>
    <meta:creation-date>2008-11-21T13:36:00</meta:creation-date>
    <dc:date>2008-11-21T14:23:02</dc:date>
    <dc:creator>Bron Chandler</dc:creator>
    <meta:editing-duration>PT00H21M39S</meta:editing-duration>
    <meta:editing-cycles>3</meta:editing-cycles>
    <meta:generator>OpenOffice.org/3.0$Unix OpenOffice.org_project/300m9$Build-9358</meta:generator>
    <meta:document-statistic meta:table-count="0" meta:image-count="0" meta:object-count="1" meta:page-count="1" meta:paragraph-count="2" meta:word-count="2" meta:character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5cm" svg:height="3.25cm" svg:x="2cm" svg:y="2.5cm">
          <draw:text-box>
            <text:p>JAsgdfHGDFashgd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